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9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3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9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9" style:family="table-cell" style:parent-style-name="Default" style:data-style-name="N3">
      <style:table-cell-properties fo:background-color="#ffff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">
      <style:table-cell-properties fo:background-color="#e8f2a1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3" style:family="table-cell" style:parent-style-name="Default">
      <style:table-cell-properties fo:background-color="#e8f2a1"/>
    </style:style>
    <style:style style:name="ce164" style:family="table-cell" style:parent-style-name="Default" style:data-style-name="N3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44"/>
          <table:covered-table-cell table:style-name="ce143"/>
          <table:covered-table-cell table:number-columns-repeated="2" table:style-name="ce4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3" table:number-columns-repeated="3"/>
          <table:table-cell table:style-name="ce123"/>
          <table:table-cell table:style-name="ce127"/>
          <table:table-cell table:style-name="ce132"/>
          <table:table-cell table:style-name="ce139"/>
          <table:table-cell table:style-name="ce144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35"/>
          <table:table-cell table:style-name="ce82" office:value-type="string" calcext:value-type="string">
            <text:p>Importaciones:</text:p>
          </table:table-cell>
          <table:table-cell table:style-name="ce18"/>
          <table:table-cell table:style-name="ce104" table:number-columns-repeated="3"/>
          <table:table-cell table:style-name="ce124"/>
          <table:table-cell table:style-name="ce128"/>
          <table:table-cell table:style-name="ce82" office:value-type="string" calcext:value-type="string">
            <text:p>Importaciones:</text:p>
          </table:table-cell>
          <table:table-cell table:style-name="ce140"/>
          <table:table-cell table:style-name="ce145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26"/>
          <table:table-cell table:style-name="ce105" office:value-type="float" office:value="1606253.44" calcext:value-type="float">
            <text:p>1,606,253</text:p>
          </table:table-cell>
          <table:table-cell table:style-name="ce106" table:number-columns-repeated="2"/>
          <table:table-cell table:style-name="ce105" table:formula="of:=[.D11]+[.E11]-[.F11]" office:value-type="float" office:value="1606253.44" calcext:value-type="float">
            <text:p>1,606,253</text:p>
          </table:table-cell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141" office:value-type="float" office:value="492787.06" calcext:value-type="float">
            <text:p>492,787</text:p>
          </table:table-cell>
          <table:table-cell table:style-name="ce146" table:formula="of:=[.G11]-[.J11]" office:value-type="float" office:value="1113466.38" calcext:value-type="float">
            <text:p>1,113,466</text:p>
          </table:table-cell>
          <table:table-cell table:style-name="ce159" office:value-type="float" office:value="492787.06" calcext:value-type="float">
            <text:p>492,787</text:p>
          </table:table-cell>
          <table:table-cell table:style-name="ce162" table:formula="of:=[.J11]-[.L11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34"/>
          <table:table-cell table:style-name="ce106" office:value-type="float" office:value="4080545.49" calcext:value-type="float">
            <text:p>4,080,545</text:p>
          </table:table-cell>
          <table:table-cell table:style-name="ce106" table:number-columns-repeated="2"/>
          <table:table-cell table:style-name="ce105" table:formula="of:=[.D12]+[.E12]-[.F12]" office:value-type="float" office:value="4080545.49" calcext:value-type="float">
            <text:p>4,080,545</text:p>
          </table:table-cell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106" office:value-type="float" office:value="466518.24" calcext:value-type="float">
            <text:p>466,518</text:p>
          </table:table-cell>
          <table:table-cell table:style-name="ce146" table:formula="of:=[.G12]-[.J12]" office:value-type="float" office:value="3614027.25" calcext:value-type="float">
            <text:p>3,614,027</text:p>
          </table:table-cell>
          <table:table-cell table:style-name="ce159" office:value-type="float" office:value="-241905" calcext:value-type="float">
            <text:p>-241,905</text:p>
          </table:table-cell>
          <table:table-cell table:style-name="ce162" table:formula="of:=[.J12]-[.L12]" office:value-type="float" office:value="708423.24" calcext:value-type="float">
            <text:p>708,423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26"/>
          <table:table-cell table:style-name="ce105"/>
          <table:table-cell table:style-name="ce106" table:number-columns-repeated="2"/>
          <table:table-cell table:style-name="ce105"/>
          <table:table-cell table:style-name="ce11"/>
          <table:table-cell table:style-name="ce31"/>
          <table:table-cell table:style-name="ce141"/>
          <table:table-cell table:style-name="ce14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34"/>
          <table:table-cell table:style-name="ce106" office:value-type="float" office:value="2887845.15" calcext:value-type="float">
            <text:p>2,887,845</text:p>
          </table:table-cell>
          <table:table-cell table:style-name="ce106" table:number-columns-repeated="2"/>
          <table:table-cell table:style-name="ce105" table:formula="of:=[.D14]+[.E14]-[.F14]" office:value-type="float" office:value="2887845.15" calcext:value-type="float">
            <text:p>2,887,845</text:p>
          </table:table-cell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106" office:value-type="float" office:value="4042314.33" calcext:value-type="float">
            <text:p>4,042,314</text:p>
          </table:table-cell>
          <table:table-cell table:style-name="ce146" table:formula="of:=[.G14]-[.J14]" office:value-type="float" office:value="-1154469.18" calcext:value-type="float">
            <text:p>-1,154,469</text:p>
          </table:table-cell>
          <table:table-cell table:style-name="ce159" office:value-type="float" office:value="4042098.67" calcext:value-type="float">
            <text:p>4,042,099</text:p>
          </table:table-cell>
          <table:table-cell table:style-name="ce162" table:formula="of:=[.J14]-[.L14]" office:value-type="float" office:value="215.660000000149" calcext:value-type="float">
            <text:p>216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34"/>
          <table:table-cell table:style-name="ce106" office:value-type="float" office:value="-3576329.45" calcext:value-type="float">
            <text:p>-3,576,329</text:p>
          </table:table-cell>
          <table:table-cell table:style-name="ce106" table:number-columns-repeated="2"/>
          <table:table-cell table:style-name="ce105" table:formula="of:=[.D16]+[.E16]-[.F16]" office:value-type="float" office:value="-3576329.45" calcext:value-type="float">
            <text:p>-3,576,329</text:p>
          </table:table-cell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106" office:value-type="float" office:value="358982.09" calcext:value-type="float">
            <text:p>358,982</text:p>
          </table:table-cell>
          <table:table-cell table:style-name="ce146" table:formula="of:=[.G16]-[.J16]" office:value-type="float" office:value="-3935311.54" calcext:value-type="float">
            <text:p>-3,935,312</text:p>
          </table:table-cell>
          <table:table-cell table:style-name="ce159" office:value-type="float" office:value="356597.98" calcext:value-type="float">
            <text:p>356,598</text:p>
          </table:table-cell>
          <table:table-cell table:style-name="ce162" table:formula="of:=[.J16]-[.L16]" office:value-type="float" office:value="2384.11000000004" calcext:value-type="float">
            <text:p>2,384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3"/>
          <table:table-cell table:style-name="ce85" office:value-type="string" calcext:value-type="string">
            <text:p>Producto Terminado</text:p>
          </table:table-cell>
          <table:table-cell table:style-name="ce23" table:number-columns-repeated="6"/>
          <table:table-cell table:style-name="ce85" office:value-type="string" calcext:value-type="string">
            <text:p>Producto Terminado</text:p>
          </table:table-cell>
          <table:table-cell table:style-name="ce23" table:number-columns-repeated="2"/>
          <table:table-cell table:style-name="ce160"/>
          <table:table-cell table:style-name="ce163"/>
          <table:table-cell table:style-name="Default" table:number-columns-repeated="1011"/>
        </table:table-row>
        <table:table-row table:style-name="ro2"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34"/>
          <table:table-cell table:style-name="ce106" office:value-type="float" office:value="503797.1" calcext:value-type="float">
            <text:p>503,797</text:p>
          </table:table-cell>
          <table:table-cell table:style-name="ce106" table:number-columns-repeated="2"/>
          <table:table-cell table:style-name="ce105" table:formula="of:=[.D19]+[.E19]-[.F19]" office:value-type="float" office:value="503797.1" calcext:value-type="float">
            <text:p>503,797</text:p>
          </table:table-cell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106" office:value-type="float" office:value="589653.64" calcext:value-type="float">
            <text:p>589,654</text:p>
          </table:table-cell>
          <table:table-cell table:style-name="ce146" table:formula="of:=[.G19]-[.J19]" office:value-type="float" office:value="-85856.54" calcext:value-type="float">
            <text:p>-85,857</text:p>
          </table:table-cell>
          <table:table-cell table:style-name="ce159" office:value-type="float" office:value="565006.26" calcext:value-type="float">
            <text:p>565,006</text:p>
          </table:table-cell>
          <table:table-cell table:style-name="ce162" table:formula="of:=[.J19]-[.L19]" office:value-type="float" office:value="24647.38" calcext:value-type="float">
            <text:p>24,647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34"/>
          <table:table-cell table:style-name="ce106" office:value-type="float" office:value="69432.37" calcext:value-type="float">
            <text:p>69,432</text:p>
          </table:table-cell>
          <table:table-cell table:style-name="ce106" table:number-columns-repeated="2"/>
          <table:table-cell table:style-name="ce105" table:formula="of:=[.D20]+[.E20]-[.F20]" office:value-type="float" office:value="69432.37" calcext:value-type="float">
            <text:p>69,432</text:p>
          </table:table-cell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106" office:value-type="float" office:value="26501.96" calcext:value-type="float">
            <text:p>26,502</text:p>
          </table:table-cell>
          <table:table-cell table:style-name="ce146" table:formula="of:=[.G20]-[.J20]" office:value-type="float" office:value="42930.41" calcext:value-type="float">
            <text:p>42,930</text:p>
          </table:table-cell>
          <table:table-cell table:style-name="ce159" office:value-type="float" office:value="26501.96" calcext:value-type="float">
            <text:p>26,502</text:p>
          </table:table-cell>
          <table:table-cell table:style-name="ce162" table:formula="of:=[.J20]-[.L20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3"/>
          <table:table-cell table:style-name="ce85" office:value-type="string" calcext:value-type="string">
            <text:p>Inventario de suministros:</text:p>
          </table:table-cell>
          <table:table-cell table:style-name="ce23" table:number-columns-repeated="6"/>
          <table:table-cell table:style-name="ce85" office:value-type="string" calcext:value-type="string">
            <text:p>Inventario de suministros:</text:p>
          </table:table-cell>
          <table:table-cell table:style-name="ce23" table:number-columns-repeated="2"/>
          <table:table-cell table:style-name="ce160"/>
          <table:table-cell table:style-name="ce163"/>
          <table:table-cell table:style-name="Default" table:number-columns-repeated="1011"/>
        </table:table-row>
        <table:table-row table:style-name="ro2"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34"/>
          <table:table-cell table:style-name="ce106" office:value-type="float" office:value="77824.96" calcext:value-type="float">
            <text:p>77,825</text:p>
          </table:table-cell>
          <table:table-cell table:style-name="ce106" table:number-columns-repeated="2"/>
          <table:table-cell table:style-name="ce105" table:formula="of:=[.D23]+[.E23]-[.F23]" office:value-type="float" office:value="77824.96" calcext:value-type="float">
            <text:p>77,825</text:p>
          </table:table-cell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106" office:value-type="float" office:value="40988.17" calcext:value-type="float">
            <text:p>40,988</text:p>
          </table:table-cell>
          <table:table-cell table:style-name="ce146" table:formula="of:=[.G23]-[.J23]" office:value-type="float" office:value="36836.79" calcext:value-type="float">
            <text:p>36,837</text:p>
          </table:table-cell>
          <table:table-cell table:style-name="ce159" office:value-type="float" office:value="41290.12" calcext:value-type="float">
            <text:p>41,290</text:p>
          </table:table-cell>
          <table:table-cell table:style-name="ce162" table:formula="of:=[.J23]-[.L23]" office:value-type="float" office:value="-301.950000000004" calcext:value-type="float">
            <text:p>-302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34"/>
          <table:table-cell table:style-name="ce106" office:value-type="float" office:value="325289.23" calcext:value-type="float">
            <text:p>325,289</text:p>
          </table:table-cell>
          <table:table-cell table:style-name="ce106" table:number-columns-repeated="2"/>
          <table:table-cell table:style-name="ce105" table:formula="of:=[.D24]+[.E24]-[.F24]" office:value-type="float" office:value="325289.23" calcext:value-type="float">
            <text:p>325,289</text:p>
          </table:table-cell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106" office:value-type="float" office:value="393908.33" calcext:value-type="float">
            <text:p>393,908</text:p>
          </table:table-cell>
          <table:table-cell table:style-name="ce146" table:formula="of:=[.G24]-[.J24]" office:value-type="float" office:value="-68619.1" calcext:value-type="float">
            <text:p>-68,619</text:p>
          </table:table-cell>
          <table:table-cell table:style-name="ce159" office:value-type="float" office:value="400465.86" calcext:value-type="float">
            <text:p>400,466</text:p>
          </table:table-cell>
          <table:table-cell table:style-name="ce162" table:formula="of:=[.J24]-[.L24]" office:value-type="float" office:value="-6557.52999999997" calcext:value-type="float">
            <text:p>-6,558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34"/>
          <table:table-cell table:style-name="ce106" office:value-type="float" office:value="57777.26" calcext:value-type="float">
            <text:p>57,777</text:p>
          </table:table-cell>
          <table:table-cell table:style-name="ce106" table:number-columns-repeated="2"/>
          <table:table-cell table:style-name="ce105" table:formula="of:=[.D25]+[.E25]-[.F25]" office:value-type="float" office:value="57777.26" calcext:value-type="float">
            <text:p>57,777</text:p>
          </table:table-cell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106" office:value-type="float" office:value="44911.58" calcext:value-type="float">
            <text:p>44,912</text:p>
          </table:table-cell>
          <table:table-cell table:style-name="ce146" table:formula="of:=[.G25]-[.J25]" office:value-type="float" office:value="12865.68" calcext:value-type="float">
            <text:p>12,866</text:p>
          </table:table-cell>
          <table:table-cell table:style-name="ce159" office:value-type="float" office:value="38384.32" calcext:value-type="float">
            <text:p>38,384</text:p>
          </table:table-cell>
          <table:table-cell table:style-name="ce162" table:formula="of:=[.J25]-[.L25]" office:value-type="float" office:value="6527.26" calcext:value-type="float">
            <text:p>6,527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34"/>
          <table:table-cell table:style-name="ce106" office:value-type="float" office:value="944" calcext:value-type="float">
            <text:p>944</text:p>
          </table:table-cell>
          <table:table-cell table:style-name="ce106" table:number-columns-repeated="2"/>
          <table:table-cell table:style-name="ce105" table:formula="of:=[.D26]+[.E26]-[.F26]" office:value-type="float" office:value="944" calcext:value-type="float">
            <text:p>944</text:p>
          </table:table-cell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106" office:value-type="float" office:value="7136.06" calcext:value-type="float">
            <text:p>7,136</text:p>
          </table:table-cell>
          <table:table-cell table:style-name="ce146" table:formula="of:=[.G26]-[.J26]" office:value-type="float" office:value="-6192.06" calcext:value-type="float">
            <text:p>-6,192</text:p>
          </table:table-cell>
          <table:table-cell table:style-name="ce159" office:value-type="float" office:value="7136.06" calcext:value-type="float">
            <text:p>7,136</text:p>
          </table:table-cell>
          <table:table-cell table:style-name="ce162" table:formula="of:=[.J26]-[.L26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4" table:number-columns-repeated="2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107" table:number-columns-repeated="3"/>
          <table:table-cell table:style-name="ce125"/>
          <table:table-cell table:style-name="ce129"/>
          <table:table-cell table:style-name="ce133"/>
          <table:table-cell table:style-name="ce107"/>
          <table:table-cell table:style-name="ce147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8" table:formula="of:=SUM([.D9:.D28])" office:value-type="float" office:value="6033379.55" calcext:value-type="float">
            <text:p>6,033,380</text:p>
          </table:table-cell>
          <table:table-cell table:style-name="ce108" table:formula="of:=SUM([.E9:.E28])" office:value-type="float" office:value="0" calcext:value-type="float">
            <text:p>0</text:p>
          </table:table-cell>
          <table:table-cell table:style-name="ce108" table:formula="of:=SUM([.F9:.F28])" office:value-type="float" office:value="0" calcext:value-type="float">
            <text:p>0</text:p>
          </table:table-cell>
          <table:table-cell table:style-name="ce108" table:formula="of:=SUM([.G9:.G28])" office:value-type="float" office:value="6033379.55" calcext:value-type="float">
            <text:p>6,033,380</text:p>
          </table:table-cell>
          <table:table-cell table:style-name="ce41" table:number-columns-repeated="2"/>
          <table:table-cell table:style-name="ce108" table:formula="of:=SUM([.J9:.J28])" office:value-type="float" office:value="6463701.46" calcext:value-type="float">
            <text:p>6,463,701</text:p>
          </table:table-cell>
          <table:table-cell table:style-name="ce148" table:formula="of:=SUM([.K9:.K28])" office:value-type="float" office:value="-430321.910000001" calcext:value-type="float">
            <text:p>-430,322</text:p>
          </table:table-cell>
          <table:table-cell table:style-name="ce161"/>
          <table:table-cell table:style-name="ce164"/>
          <table:table-cell table:style-name="ce47" table:number-columns-repeated="1011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4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4" table:number-columns-repeated="2"/>
          <table:table-cell table:style-name="ce56" table:number-columns-repeated="2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Inventario de Bobinas</text:p>
          </table:table-cell>
          <table:table-cell table:style-name="ce57"/>
          <table:table-cell table:style-name="ce113" table:formula="of:=[.G14]" office:value-type="float" office:value="2887845.15" calcext:value-type="float">
            <text:p>2,887,845</text:p>
          </table:table-cell>
          <table:table-cell table:style-name="ce113" table:formula="of:=[.J14]" office:value-type="float" office:value="4042314.33" calcext:value-type="float">
            <text:p>4,042,314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En Tránsito</text:p>
          </table:table-cell>
          <table:table-cell table:style-name="ce57"/>
          <table:table-cell table:style-name="ce113" table:formula="of:=[.G11]+[.G12]" office:value-type="float" office:value="5686798.93" calcext:value-type="float">
            <text:p>5,686,799</text:p>
          </table:table-cell>
          <table:table-cell table:style-name="ce113" table:formula="of:=[.J11]+[.J12]" office:value-type="float" office:value="959305.3" calcext:value-type="float">
            <text:p>959,305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Producto Terminado</text:p>
          </table:table-cell>
          <table:table-cell table:style-name="ce57"/>
          <table:table-cell table:style-name="ce113" table:formula="of:=[.G19]+[.G20]" office:value-type="float" office:value="573229.47" calcext:value-type="float">
            <text:p>573,229</text:p>
          </table:table-cell>
          <table:table-cell table:style-name="ce113" table:formula="of:=[.J19]+[.J20]" office:value-type="float" office:value="616155.6" calcext:value-type="float">
            <text:p>616,156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Materia Prima</text:p>
          </table:table-cell>
          <table:table-cell table:style-name="ce57"/>
          <table:table-cell table:style-name="ce113" table:formula="of:=[.G16]" office:value-type="float" office:value="-3576329.45" calcext:value-type="float">
            <text:p>-3,576,329</text:p>
          </table:table-cell>
          <table:table-cell table:style-name="ce113" table:formula="of:=[.J16]" office:value-type="float" office:value="358982.09" calcext:value-type="float">
            <text:p>358,982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3" table:formula="of:=[.G26]+[.G23]+[.G24]+[.G25]" office:value-type="float" office:value="461835.45" calcext:value-type="float">
            <text:p>461,835</text:p>
          </table:table-cell>
          <table:table-cell table:style-name="ce113" table:formula="of:=[.J26]+[.J23]+[.J24]+[.J25]" office:value-type="float" office:value="486944.14" calcext:value-type="float">
            <text:p>486,944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table:number-columns-repeated="2"/>
          <table:table-cell table:style-name="ce114" table:number-columns-repeated="2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8" table:formula="of:=+SUM([.D34:.D39])" office:value-type="float" office:value="6033379.55" calcext:value-type="float">
            <text:p>6,033,380</text:p>
          </table:table-cell>
          <table:table-cell table:style-name="ce108" table:formula="of:=+SUM([.E34:.E39])" office:value-type="float" office:value="6463701.46" calcext:value-type="float">
            <text:p>6,463,701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44" table:number-columns-repeated="10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4">
          <table:table-cell table:style-name="ce44" table:number-columns-repeated="12"/>
          <table:table-cell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8" loext:min-decimal-places="8" number:min-integer-digits="1" number:grouping="true"/>
    </number:number-style>
    <number:number-style style:name="N158">
      <number:number number:decimal-places="0" loext:min-decimal-places="0" number:min-integer-digits="13"/>
    </number:number-style>
    <number:number-style style:name="N15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3" loext:min-decimal-places="3" number:min-integer-digits="0" number:grouping="true"/>
    </number:number-style>
    <number:number-style style:name="N163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0:55:07.1672083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2:10:41.072071170</dc:date>
    <meta:editing-cycles>9</meta:editing-cycles>
    <meta:editing-duration>PT1H1M31S</meta:editing-duration>
    <meta:document-statistic meta:table-count="1" meta:cell-count="172" meta:object-count="0"/>
  </office:meta>
</office:document-meta>
</file>